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style:page-number="auto"/>
      <style:text-properties style:font-name="Georgia"/>
    </style:style>
    <style:style style:name="P2" style:family="paragraph" style:parent-style-name="Standard">
      <style:paragraph-properties fo:margin-top="0in" fo:margin-bottom="0in" style:contextual-spacing="false"/>
      <style:text-properties style:font-name="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ch an evil fog out and about. Timmy walked around his parents property with his dog Chuck. They stared up at the sky looking for anything that might give clue to what was going on.</text:p>
      <text:p text:style-name="P2"/>
      <text:p text:style-name="P2">That's when he appeared.</text:p>
      <text:p text:style-name="P2"/>
      <text:p text:style-name="P2">Timmy dropped his baseball he had been carrying. The man stared at Timmy then to the dog.</text:p>
      <text:p text:style-name="P2"/>
      <text:p text:style-name="P2">"Don't be afraid boy." The man said quietly. "I'm not here to hurt you...just to warn you."</text:p>
      <text:p text:style-name="P2"/>
      <text:p text:style-name="P2">Timmy swallowed the saliva that had been building up in his mouth. The man was creepy wearing only black, and missing his right eye.</text:p>
      <text:p text:style-name="P2"/>
      <text:p text:style-name="P2">"That's right boy, I'm not here to hurt you." The man smiled. His crooked teeth hadn't been brushed in years. His hair wasn't combed neatly. Hell he was almost bald. "Don't board the bus."</text:p>
      <text:p text:style-name="P2"/>
      <text:p text:style-name="P2">Timmy looked at the man. His eyes grew. Bus? Timmy didn't know of any kind of bus. He look behind him and all around. Upon turning back to the man, he was gone. Disappeared.</text:p>
      <text:p text:style-name="P2"/>
      <text:p text:style-name="P2">Timmy walked home quickly.</text:p>
      <text:p text:style-name="P2"/>
      <text:p text:style-name="P2">The bus would eventually come much later in Timmy's life...the only question is would he give heed to the old man's w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5-24T14:53:31.940622166</dc:date>
    <meta:editing-cycles>4</meta:editing-cycles>
    <meta:editing-duration>PT13S</meta:editing-duration>
    <meta:generator>LibreOffice/4.2.8.2$Linux_X86_64 LibreOffice_project/420m0$Build-2</meta:generator>
    <meta:document-statistic meta:table-count="0" meta:image-count="0" meta:object-count="0" meta:page-count="1" meta:paragraph-count="9" meta:word-count="191" meta:character-count="1029" meta:non-whitespace-character-count="847"/>
    <meta:template xlink:type="simple" xlink:actuate="onRequest" xlink:title="Normal.dotm" xlink:href=""/>
  </office:meta>
</office:document-meta>
</file>